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Contex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.getPrefix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Context.NamespaceContext( NamespaceContext parent , Map mapp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Context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